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ff75" officeooo:paragraph-rsid="0018ff75"/>
    </style:style>
    <style:style style:name="P2" style:family="paragraph" style:parent-style-name="Standard">
      <style:text-properties officeooo:rsid="00193986" officeooo:paragraph-rsid="00193986"/>
    </style:style>
    <style:style style:name="T1" style:family="text">
      <style:text-properties officeooo:rsid="0019bfd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san,</text:p>
      <text:p text:style-name="P1"/>
      <text:p text:style-name="P1">I have taught Tosan Computer Science since September, I not able to comment on his long term trajectory but I have seen enough of his work to place him in the middle to top end of the class in terms of understanding and retention. His primary challenge, it would seem to me, is developing strategies to overcome his seemingly continuous distractions so that he can perform to his potential within the rigid structure and time-frame of a GCSE exam. </text:p>
      <text:p text:style-name="P1"/>
      <text:p text:style-name="P2">Isabella, is not performing poorly she is in a particularly bright class and this term we have been looking closely the binary numbers used in computing. This is a major shift from the decimal number system we are all so used to. It is not surprising to have some difficulty getting to grips with concepts so outside your everyday experience in a short space of time. I would advise <text:span text:style-name="T1">her to</text:span>; remain engaged in lessons, works as hard as she can on the assignments set and if background reading is desired the book called Computer Science OCR J277 by Robson and Heathcote is the one we use from next year for the GCSE course and does cover this topic. </text:p>
      <text:p text:style-name="P1"/>
      <text:p text:style-name="P1"><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5T08:21:56.886747346</meta:creation-date>
    <dc:date>2021-02-05T08:40:02.457998994</dc:date>
    <meta:editing-duration>PT18M5S</meta:editing-duration>
    <meta:editing-cycles>3</meta:editing-cycles>
    <meta:generator>LibreOffice/7.0.3.1$Linux_X86_64 LibreOffice_project/00$Build-1</meta:generator>
    <meta:document-statistic meta:table-count="0" meta:image-count="0" meta:object-count="0" meta:page-count="1" meta:paragraph-count="4" meta:word-count="199" meta:character-count="1104" meta:non-whitespace-character-count="905"/>
  </office:meta>
</office:document-meta>
</file>